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 table:number-rows-repeated="10484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 </number:text>
      <number:am-pm/>
    </number:time-style>
    <number:date-style style:name="N127">
      <number:day/>
      <number:text>-</number:text>
      <number:month number:textual="true"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 number:decimal-places="1"/>
    </number:time-style>
    <number:time-style style:name="N136"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8:36:09.1314111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02T18:36:36.269931806</dc:date>
    <meta:editing-cycles>214</meta:editing-cycles>
    <meta:editing-duration>P2DT18H59M27S</meta:editing-duration>
    <meta:generator>LibreOffice/7.2.4.1$NetBSD_X86_64 LibreOffice_project/20$Build-1</meta:generator>
    <meta:document-statistic meta:table-count="1" meta:cell-count="596" meta:object-count="0"/>
    <meta:user-defined meta:name="AppVersion">15.0000</meta:user-defined>
  </office:meta>
</office:document-meta>
</file>